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25881" officeooo:paragraph-rsid="0024d8f7"/>
    </style:style>
    <style:style style:name="P2" style:family="paragraph" style:parent-style-name="Text_20_body">
      <style:text-properties officeooo:rsid="001bff88" officeooo:paragraph-rsid="0024d8f7"/>
    </style:style>
    <style:style style:name="P3" style:family="paragraph" style:parent-style-name="Heading_20_1">
      <style:text-properties officeooo:rsid="0010d023" officeooo:paragraph-rsid="0024d8f7"/>
    </style:style>
    <style:style style:name="P4" style:family="paragraph" style:parent-style-name="Heading_20_1">
      <style:text-properties officeooo:rsid="00125881" officeooo:paragraph-rsid="0024d8f7"/>
    </style:style>
    <style:style style:name="P5" style:family="paragraph" style:parent-style-name="Heading_20_1">
      <style:text-properties officeooo:rsid="001bff88" officeooo:paragraph-rsid="0024d8f7"/>
    </style:style>
    <style:style style:name="P6" style:family="paragraph" style:parent-style-name="Text_20_body" style:list-style-name="L1">
      <style:text-properties officeooo:rsid="0010d023" officeooo:paragraph-rsid="0024d8f7"/>
    </style:style>
    <style:style style:name="P7" style:family="paragraph" style:parent-style-name="Text_20_body" style:list-style-name="L1">
      <style:text-properties officeooo:rsid="0013dbc4" officeooo:paragraph-rsid="0024d8f7"/>
    </style:style>
    <style:style style:name="P8" style:family="paragraph" style:parent-style-name="Text_20_body" style:list-style-name="L2">
      <style:text-properties officeooo:rsid="00125881" officeooo:paragraph-rsid="0024d8f7"/>
    </style:style>
    <style:style style:name="P9" style:family="paragraph" style:parent-style-name="Text_20_body" style:list-style-name="L3">
      <style:text-properties officeooo:rsid="00125881" officeooo:paragraph-rsid="0024d8f7"/>
    </style:style>
    <style:style style:name="P10" style:family="paragraph" style:parent-style-name="Text_20_body" style:list-style-name="L4">
      <style:text-properties officeooo:rsid="00125881" officeooo:paragraph-rsid="0024d8f7"/>
    </style:style>
    <style:style style:name="P11" style:family="paragraph" style:parent-style-name="Text_20_body" style:list-style-name="L4">
      <style:text-properties officeooo:rsid="001be5ce" officeooo:paragraph-rsid="0024d8f7"/>
    </style:style>
    <style:style style:name="P12" style:family="paragraph" style:parent-style-name="Text_20_body" style:list-style-name="L5">
      <style:text-properties officeooo:rsid="001bff88" officeooo:paragraph-rsid="0024d8f7"/>
    </style:style>
    <style:style style:name="T1" style:family="text">
      <style:text-properties officeooo:rsid="0027caa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he Crusades</text:h>
      <text:list xml:id="list2711742625" text:style-name="L1">
        <text:list-item>
          <text:p text:style-name="P6">Christians in Europe fought Non-Christians to conquer Palestine and Spain.</text:p>
          <text:list>
            <text:list-item>
              <text:p text:style-name="P6">The goal in Palestine was to defeat the Muslim rules who took control of Jerusalem in 1071 CE. The Muslims made Christian pilgrimages to the Hold Land impossible. </text:p>
            </text:list-item>
            <text:list-item>
              <text:p text:style-name="P6">The Holy land was sacred to Jews, Muslims and Christians. </text:p>
            </text:list-item>
            <text:list-item>
              <text:p text:style-name="P6">In 1096, Christian armies set off to fight a series of wars called the Crusades in which they tried to reclaim the Holy Land.</text:p>
            </text:list-item>
            <text:list-item>
              <text:p text:style-name="P6">In 1099, the army retook Jerusalem and divided the Holy Land into 4 different states. </text:p>
            </text:list-item>
            <text:list-item>
              <text:p text:style-name="P6">However, in 1144, the Muslim fought back and retook one of these states and by 1291, after 4 different failed crusades, the Muslims took control of the Holy Land.</text:p>
            </text:list-item>
            <text:list-item>
              <text:p text:style-name="P7">The Pope lost most of their power after the failed crusades.</text:p>
            </text:list-item>
          </text:list>
        </text:list-item>
        <text:list-item>
          <text:p text:style-name="P6">In the 1000s, Christian kings began a long war to conquer back Spain, known as the reconquista. To drive the Muslims off the Iberian Peninsula.</text:p>
          <text:list>
            <text:list-item>
              <text:p text:style-name="P6">The Spanish court ordered the torture and execution of many Muslims and Jews that wouldn’t convert to Christianity.</text:p>
            </text:list-item>
            <text:list-item>
              <text:p text:style-name="P6">Unlike the Crusades, the Reconquista was successful and managed to regain Christian control of Spain.</text:p>
            </text:list-item>
          </text:list>
        </text:list-item>
      </text:list>
      <text:h text:style-name="P3" text:outline-level="1">War and Plaque </text:h>
      <text:p text:style-name="P1">War and Disease devastated Europe in the 1300s and brought fundamental changes to society,</text:p>
      <text:list xml:id="list1356539313" text:style-name="L2">
        <text:list-item>
          <text:p text:style-name="P8">Duke William of Normandy conquered England in 1066 and became its king.</text:p>
        </text:list-item>
        <text:list-item>
          <text:p text:style-name="P8">William and the Norma<text:span text:style-name="T1">n</text:span> kings who came to him were French Kings.</text:p>
        </text:list-item>
        <text:list-item>
          <text:p text:style-name="P8">Now both of these kings wanted control of England. So Tensions rose.</text:p>
          <text:list>
            <text:list-item>
              <text:p text:style-name="P8">In 1328, the king of France died and an English king though that he should succeed him.</text:p>
            </text:list-item>
            <text:list-item>
              <text:p text:style-name="P8">Edward, the king of England, started the Hundred Years’ War between England and France in order to claim the throne of France.</text:p>
            </text:list-item>
            <text:list-item>
              <text:p text:style-name="P8">At First, the English were winning, However, Joan of Arc claimed that Christian Saints had told her to save her country and she was given the command of the Frankish army.</text:p>
            </text:list-item>
            <text:list-item>
              <text:p text:style-name="P8">France eventually drove England out of their lands and won this war.</text:p>
            </text:list-item>
          </text:list>
        </text:list-item>
      </text:list>
      <text:p text:style-name="P1">In 1347, a devastating disease known as the bubonic plague spread around Europe. Infected rats carried fleas and the disease was spread to humans through them.</text:p>
      <text:list xml:id="list3382160730" text:style-name="L3">
        <text:list-item>
          <text:p text:style-name="P9">Many people believed that this plaque was a punishment form God.</text:p>
          <text:list>
            <text:list-item>
              <text:p text:style-name="P9"><text:soft-page-break/>In fact, some Christians blamed Jews for poisoning their town’s wells.</text:p>
            </text:list-item>
            <text:list-item>
              <text:p text:style-name="P9">Christian destroyed Jewish communities for no reason because of this.</text:p>
            </text:list-item>
          </text:list>
        </text:list-item>
        <text:list-item>
          <text:p text:style-name="P9">By the 1350s, most of the damage from the plaque was done and more than 1/3 of Europe’s population was dead.</text:p>
        </text:list-item>
      </text:list>
      <text:h text:style-name="P4" text:outline-level="1">Growth of Towns</text:h>
      <text:p text:style-name="P1">The growth of towns and trade led to economic, political and cultural changed that brought the middle ages to an end.</text:p>
      <text:list xml:id="list878883730" text:style-name="L4">
        <text:list-item>
          <text:p text:style-name="P10">People moved to towns because of the bubonic plaque.</text:p>
          <text:list>
            <text:list-item>
              <text:p text:style-name="P10">Towns had markets, elections and guilds / unions.</text:p>
            </text:list-item>
            <text:list-item>
              <text:p text:style-name="P10">The growth of these towns lead to the end of the middle ages.</text:p>
              <text:list>
                <text:list-item>
                  <text:p text:style-name="P10">Feudalism stopped, as people became independent of their Lord and instead starting paying taxes directly to the king for living on towns.</text:p>
                </text:list-item>
                <text:list-item>
                  <text:p text:style-name="P10">The king spend this tax money on increasing the strength of the nation’s army and building new towns.</text:p>
                </text:list-item>
              </text:list>
            </text:list-item>
            <text:list-item>
              <text:p text:style-name="P10">People in towns started to learn from the preserved Greek and Roman philosophers’ scriptures that were in the Byzantine and Islamic empires.</text:p>
            </text:list-item>
            <text:list-item>
              <text:p text:style-name="P11">Trade between Europe and the Mediterranean region increased because greatly because of more contact. </text:p>
            </text:list-item>
            <text:list-item>
              <text:p text:style-name="P11">Byzantine empire fell to Ottoman Empire in 1453.</text:p>
            </text:list-item>
          </text:list>
        </text:list-item>
      </text:list>
      <text:h text:style-name="P5" text:outline-level="1">Bubonic Plague</text:h>
      <text:p text:style-name="P2">The Black Death, killed up to a third of the people in Europe.</text:p>
      <text:list xml:id="list4119630790" text:style-name="L5">
        <text:list-item>
          <text:p text:style-name="P12">The plaque that caused the black death originated in China and spread to Europe in trade routes</text:p>
        </text:list-item>
        <text:list-item>
          <text:p text:style-name="P12">Fleas that lived on rats spread the plague; when the rat died, the fleas would jump to the nearest living being and pass on the disease.</text:p>
        </text:list-item>
        <text:list-item>
          <text:p text:style-name="P12">Since medieval people didn’t know about germs, they treated the ill as if they had been poisoned.</text:p>
          <text:list>
            <text:list-item>
              <text:p text:style-name="P12">Sometimes, if the swellings bust and the poison came out, people would survive. It seemed sensible to think that the black death was pois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8:21:06.858908882</meta:creation-date>
    <dc:date>2023-04-19T16:34:03.328797713</dc:date>
    <meta:editing-duration>PT1H43M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671" meta:character-count="3726" meta:non-whitespace-character-count="3124"/>
  </office:meta>
</office:document-meta>
</file>